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0.937cm"/>
    </style:style>
    <style:style style:name="co33" style:family="table-column">
      <style:table-column-properties fo:break-before="auto" style:column-width="1.501cm"/>
    </style:style>
    <style:style style:name="co34" style:family="table-column">
      <style:table-column-properties fo:break-before="auto" style:column-width="6.05cm"/>
    </style:style>
    <style:style style:name="co35" style:family="table-column">
      <style:table-column-properties fo:break-before="auto" style:column-width="2.829cm"/>
    </style:style>
    <style:style style:name="co36" style:family="table-column">
      <style:table-column-properties fo:break-before="auto" style:column-width="0.445cm"/>
    </style:style>
    <style:style style:name="co37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2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1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40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40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78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62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13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50">
            <calcext:condition calcext:apply-style-name="Error" calcext:value="duplicate" calcext:base-cell-address="list.B3"/>
          </calcext:conditional-format>
          <calcext:conditional-format calcext:target-range-address="list.C3:list.C350">
            <calcext:condition calcext:apply-style-name="Error" calcext:value="duplicate" calcext:base-cell-address="list.C3"/>
          </calcext:conditional-format>
          <calcext:conditional-format calcext:target-range-address="list.A3:list.A350">
            <calcext:condition calcext:apply-style-name="Bad" calcext:value="=&quot;x&quot;" calcext:base-cell-address="list.A3"/>
          </calcext:conditional-format>
          <calcext:conditional-format calcext:target-range-address="list.F3:list.G350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8" table:default-cell-style-name="ce143"/>
        <table:table-column table:style-name="co19" table:default-cell-style-name="Default"/>
        <table:table-column table:style-name="co20" table:default-cell-style-name="ce149"/>
        <table:table-column table:style-name="co21" table:default-cell-style-name="ce149"/>
        <table:table-column table:style-name="co22" table:default-cell-style-name="ce149"/>
        <table:table-column table:style-name="co23" table:default-cell-style-name="Default"/>
        <table:table-column table:style-name="co24" table:default-cell-style-name="ce16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2"/>
          <table:table-cell table:style-name="ce145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5" office:value-type="string" calcext:value-type="string">
            <text:p>아크시스템웍스</text:p>
          </table:table-cell>
          <table:table-cell table:style-name="ce146" office:value-type="string" calcext:value-type="string">
            <text:p>일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arcsystemworks.jp/" xlink:type="simple">https://www.arcsystemworks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5" office:value-type="string" calcext:value-type="string">
            <text:p>주식회사 아레테게임즈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690-81-02***</text:p>
          </table:table-cell>
          <table:table-cell table:style-name="ce146" office:value-type="string" calcext:value-type="string">
            <text:p>이새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5" office:value-type="string" calcext:value-type="string">
            <text:p>드래빗 스튜디오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394-50-00***</text:p>
          </table:table-cell>
          <table:table-cell table:style-name="ce146" office:value-type="string" calcext:value-type="string">
            <text:p>김한빛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62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5" office:value-type="string" calcext:value-type="string">
            <text:p>에이팅</text:p>
          </table:table-cell>
          <table:table-cell table:style-name="ce146" office:value-type="string" calcext:value-type="string">
            <text:p>일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8ing.co.jp/" xlink:type="simple">https://www.8ing.co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ay Muscat</text:p>
          </table:table-cell>
          <table:table-cell table:style-name="ce145" office:value-type="string" calcext:value-type="string">
            <text:p>주식회사 그레이머스캣 (Gray Muscat Corp.)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86-87-02***</text:p>
          </table:table-cell>
          <table:table-cell table:style-name="ce146" office:value-type="string" calcext:value-type="string">
            <text:p>김근주</text:p>
          </table:table-cell>
          <table:table-cell table:style-name="ce145" office:value-type="string" calcext:value-type="string">
            <text:p><text:a xlink:href="https://graymuscat.com/" xlink:type="simple">https://graymuscat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5" office:value-type="string" calcext:value-type="string">
            <text:p>주식회사 넥슨게임즈 (NEXON Games Co., Ltd.)</text:p>
          </table:table-cell>
          <table:table-cell table:style-name="ce146" office:value-type="string" calcext:value-type="string">
            <text:p>서울특별시 강남구 남부순환로</text:p>
          </table:table-cell>
          <table:table-cell table:style-name="ce156" office:value-type="string" calcext:value-type="string">
            <text:p>186-86-00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xongames.co.kr/" xlink:type="simple">https://www.nexongame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5" office:value-type="string" calcext:value-type="string">
            <text:p>(주)넥스트스테이지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497-86-00***</text:p>
          </table:table-cell>
          <table:table-cell table:style-name="ce146" office:value-type="string" calcext:value-type="string">
            <text:p>강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ddOneGames</text:p>
          </table:table-cell>
          <table:table-cell table:style-name="ce145" office:value-type="string" calcext:value-type="string">
            <text:p>주식회사 오드원게임즈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567-81-00332</text:p>
          </table:table-cell>
          <table:table-cell table:style-name="ce146" office:value-type="string" calcext:value-type="string">
            <text:p>김영채</text:p>
          </table:table-cell>
          <table:table-cell table:style-name="ce145" office:value-type="string" calcext:value-type="string">
            <text:p><text:a xlink:href="https://www.oddonegames.com/" xlink:type="simple">https://www.oddo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5" office:value-type="string" calcext:value-type="string">
            <text:p>올드아이스(Oldic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07-54-00***</text:p>
          </table:table-cell>
          <table:table-cell table:style-name="ce146" office:value-type="string" calcext:value-type="string">
            <text:p>박재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5" office:value-type="string" calcext:value-type="string">
            <text:p>주식회사 샌디플로어 (SANDY FLOOR 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12-81-56***</text:p>
          </table:table-cell>
          <table:table-cell table:style-name="ce146" office:value-type="string" calcext:value-type="string">
            <text:p>이종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nglecore Games</text:p>
          </table:table-cell>
          <table:table-cell table:style-name="ce145" office:value-type="string" calcext:value-type="string">
            <text:p>주식회사 싱글코어게임즈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443-81-01***</text:p>
          </table:table-cell>
          <table:table-cell table:style-name="ce146" office:value-type="string" calcext:value-type="string">
            <text:p>유재원</text:p>
          </table:table-cell>
          <table:table-cell table:style-name="ce145" office:value-type="string" calcext:value-type="string">
            <text:p><text:a xlink:href="http://singlecoregames.net/" xlink:type="simple">http://singlecoregames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5" office:value-type="string" calcext:value-type="string">
            <text:p>슈퍼웨이브스튜디오 주식회사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05-86-01***</text:p>
          </table:table-cell>
          <table:table-cell table:style-name="ce146" office:value-type="string" calcext:value-type="string">
            <text:p>윤창식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5" office:value-type="string" calcext:value-type="string">
            <text:p>비쥬얼다트 주식회사</text:p>
          </table:table-cell>
          <table:table-cell table:style-name="ce146" office:value-type="string" calcext:value-type="string">
            <text:p>서울특별시 송파구 법원로</text:p>
          </table:table-cell>
          <table:table-cell table:style-name="ce156" office:value-type="string" calcext:value-type="string">
            <text:p>119-86-70***</text:p>
          </table:table-cell>
          <table:table-cell table:style-name="ce146" office:value-type="string" calcext:value-type="string">
            <text:p>이재윤</text:p>
          </table:table-cell>
          <table:table-cell table:style-name="ce145" office:value-type="string" calcext:value-type="string">
            <text:p><text:a xlink:href="http://visualdart.com/" xlink:type="simple">http://visualdart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46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8 developer.D120:developer.D229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8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77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8" table:default-cell-style-name="ce152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6" table:default-cell-style-name="ce85"/>
        <table:table-column table:style-name="co37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89" table:on-update-keep-styles="true" table:on-update-keep-size="false"/>
        <table:database-range table:name="developer_table" table:target-range-address="developer.A2:developer.I1089" table:on-update-keep-styles="true" table:on-update-keep-size="false"/>
        <table:database-range table:name="game_table" table:target-range-address="list.B329:list.C330" table:on-update-keep-styles="true" table:on-update-keep-size="false"/>
        <table:database-range table:name="publisher_name_list" table:target-range-address="publisher.A2:publisher.A1077" table:on-update-keep-styles="true" table:on-update-keep-size="false"/>
        <table:database-range table:name="__Anonymous_Sheet_DB__0" table:target-range-address="list.B2:list.L35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2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 style:data-style-name="N2" text:time-value="09:45:14.80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13T09:50:15.788000000</dc:date>
    <meta:editing-duration>P3DT8H38M29S</meta:editing-duration>
    <meta:editing-cycles>1341</meta:editing-cycles>
    <meta:document-statistic meta:table-count="4" meta:cell-count="484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